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167in"/>
    </style:style>
    <style:style style:name="Table1.B" style:family="table-column">
      <style:table-column-properties style:column-width="1.6097in"/>
    </style:style>
    <style:style style:name="Table1.C" style:family="table-column">
      <style:table-column-properties style:column-width="0.7389in"/>
    </style:style>
    <style:style style:name="Table1.D" style:family="table-column">
      <style:table-column-properties style:column-width="0.8146in"/>
    </style:style>
    <style:style style:name="Table1.E" style:family="table-column">
      <style:table-column-properties style:column-width="0.6722in"/>
    </style:style>
    <style:style style:name="Table1.F" style:family="table-column">
      <style:table-column-properties style:column-width="0.0188in"/>
    </style:style>
    <style:style style:name="Table1.G" style:family="table-column">
      <style:table-column-properties style:column-width="0.691in"/>
    </style:style>
    <style:style style:name="Table1.H" style:family="table-column">
      <style:table-column-properties style:column-width="1.4868in"/>
    </style:style>
    <style:style style:name="Table1.I" style:family="table-column">
      <style:table-column-properties style:column-width="0.816in"/>
    </style:style>
    <style:style style:name="Table1.1" style:family="table-row">
      <style:table-row-properties style:min-row-height="0.4354in"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I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2" style:family="table-row">
      <style:table-row-properties style:min-row-height="0.2556in" fo:keep-together="auto"/>
    </style:style>
    <style:style style:name="Table1.E2"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I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I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left="-0.4638in" fo:margin-right="0in" fo:text-indent="0in"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1.1075in"/>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1.107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9"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20"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margin-top="0in" fo:margin-bottom="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2" office:value-type="string">
            <text:p text:style-name="P11">No.</text:p>
          </table:table-cell>
          <table:table-cell table:style-name="Table1.A1" table:number-rows-spanned="2" office:value-type="string">
            <text:p text:style-name="P12">Description of goods </text:p>
          </table:table-cell>
          <table:table-cell table:style-name="Table1.C1" table:number-rows-spanned="2" office:value-type="string">
            <text:p text:style-name="P12">Origin</text:p>
          </table:table-cell>
          <table:table-cell table:style-name="Table1.C1" table:number-rows-spanned="2" office:value-type="string">
            <text:p text:style-name="P12">Quality</text:p>
          </table:table-cell>
          <table:table-cell table:style-name="Table1.A1" table:number-columns-spanned="3" office:value-type="string">
            <text:p text:style-name="P11">Quantity</text:p>
          </table:table-cell>
          <table:covered-table-cell/>
          <table:covered-table-cell/>
          <table:table-cell table:style-name="Table1.A1" table:number-rows-spanned="2" office:value-type="string">
            <text:p text:style-name="P11">Unit Price </text:p>
            <text:p text:style-name="P11">(USD/MT) </text:p>
            <text:p text:style-name="P11">CIF Nhava Sheva Port, India</text:p>
          </table:table-cell>
          <table:table-cell table:style-name="Table1.I1" table:number-rows-spanned="2" office:value-type="string">
            <text:p text:style-name="P11">Amount (USD)</text:p>
          </table:table-cell>
        </table:table-row>
        <table:table-row table:style-name="Table1.2">
          <table:covered-table-cell/>
          <table:covered-table-cell/>
          <table:covered-table-cell/>
          <table:covered-table-cell/>
          <table:table-cell table:style-name="Table1.E2" office:value-type="string">
            <text:p text:style-name="P11">Bales</text:p>
          </table:table-cell>
          <table:table-cell table:style-name="Table1.E2" table:number-columns-spanned="2" office:value-type="string">
            <text:p text:style-name="P11">MTs</text:p>
          </table:table-cell>
          <table:covered-table-cell/>
          <table:covered-table-cell/>
          <table:covered-table-cell/>
        </table:table-row>
        <table:table-row table:style-name="Table1.3">
          <table:table-cell table:style-name="Table1.A3" table:number-columns-spanned="9"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name&gt;</text:placeholder></text:p>
          </table:table-cell>
          <table:table-cell table:style-name="Table1.C4" office:value-type="string">
            <text:p text:style-name="P24"><text:placeholder text:placeholder-type="text">&lt;line.product_id.nuoc_sanxuat_id and line.product_id.nuoc_sanxuat_id.name or ''&gt;</text:placeholder></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G4" table:number-columns-spanned="2" office:value-type="string">
            <text:p text:style-name="P25"/>
          </table:table-cell>
          <table:covered-table-cell/>
          <table:table-cell table:style-name="Table1.G4" office:value-type="string">
            <text:p text:style-name="P25"><text:placeholder text:placeholder-type="text">&lt;convert_f_amount(line.product_qty)&gt;</text:placeholder></text:p>
          </table:table-cell>
          <table:table-cell table:style-name="Table1.H4" office:value-type="string">
            <text:p text:style-name="P26"><text:placeholder text:placeholder-type="text">&lt;convert_f_amount(line.price_unit)&gt;</text:placeholder></text:p>
          </table:table-cell>
          <table:table-cell table:style-name="Table1.I4" office:value-type="string">
            <text:p text:style-name="P26"><text:placeholder text:placeholder-type="text">&lt;convert_f_amount(line.price_subtotal)&gt;</text:placeholder></text:p>
          </table:table-cell>
        </table:table-row>
        <table:table-row table:style-name="Table1.5">
          <table:table-cell table:style-name="Table1.A5" table:number-columns-spanned="9"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table:number-columns-spanned="2" office:value-type="string">
            <text:p text:style-name="P21"/>
          </table:table-cell>
          <table:covered-table-cell/>
          <table:table-cell table:style-name="Table1.G6" office:value-type="string">
            <text:p text:style-name="P27"><text:placeholder text:placeholder-type="text">&lt;get_tong(o)['qty']&gt;</text:placeholder><text:soft-page-break/></text:p>
          </table:table-cell>
          <table:table-cell table:style-name="Table1.H6" office:value-type="string">
            <text:p text:style-name="P27"><text:placeholder text:placeholder-type="text">&lt;get_tong(o)['dongia']&gt;</text:placeholder></text:p>
          </table:table-cell>
          <table:table-cell table:style-name="Table1.I6" office:value-type="string">
            <text:p text:style-name="P27"><text:placeholder text:placeholder-type="text">&lt;get_tong(o)['thanhtien']&gt;</text:placeholder></text:p>
          </table:table-cell>
        </table:table-row>
        <table:table-row table:style-name="Table1.7">
          <table:table-cell table:style-name="Table1.A7" table:number-columns-spanned="9"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gt;</text:placeholder></text:span> </text:p>
      <text:p text:style-name="P2"><text:tab/>Transshipment:<text:tab/><text:tab/><text:span text:style-name="T4"><text:placeholder text:placeholder-type="text">&l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28"><text:placeholder text:placeholder-type="text">&lt;o.phuongthuc_thanhtoan&gt;</text:placeholder></text:p>
      <text:p text:style-name="P28"/>
      <text:p text:style-name="P28"><text:span text:style-name="T8">Seller's Bank details:</text:span><text:tab/><text:tab/> </text:p>
      <text:p text:style-name="P28">Beneficiary:<text:tab/><text:tab/>VIET PHU THINH RUBBER JOINT STOCK COMPANY <text:s/>- VIRUCO </text:p>
      <text:p text:style-name="P28">Bank name:<text:tab/><text:tab/>VIETNAM EXIMBANK- EXIMBANK TAN SON NHAT </text:p>
      <text:p text:style-name="P28">Address:<text:tab/><text:tab/>307 NGUYEN VAN TROI, TAN BINH DIST, HCMC, VIETNAM </text:p>
      <text:p text:style-name="P28">Swift Code:<text:tab/><text:tab/>EBVIVNVXTSN </text:p>
      <text:p text:style-name="P28">Account No.:<text:tab/><text:tab/>210214851008760 </text:p>
      <text:p text:style-name="P28"/>
      <text:p text:style-name="P28"><text:span text:style-name="T8">Documents supplied:</text:span><text:tab/> </text:p>
      <text:p text:style-name="P28">4.1<text:tab/>3/3 Full set of original Bills of Lading </text:p>
      <text:p text:style-name="P28">4.2<text:tab/>Commercial Invoice </text:p>
      <text:p text:style-name="P28">4.3<text:tab/>Packing List </text:p>
      <text:p text:style-name="P28">4.4<text:tab/>Certificate of Origin </text:p>
      <text:p text:style-name="P28">4.5<text:tab/>Certificate of Analysis / Test Certificate </text:p>
      <text:p text:style-name="P28">4.6<text:tab/>Phytosanitary Certificate issued by Competent Authority (if any) </text:p>
      <text:p text:style-name="P28">4.7<text:tab/>Fumigation Certificate issued by Competend Authority (if any) </text:p>
      <text:p text:style-name="P28">4.8<text:tab/>Certificate of Insurance or Insurance Policy (if any) </text:p>
      <text:p text:style-name="P28">4.9<text:tab/>Tally Certificate (if any) </text:p>
      <text:p text:style-name="P28"/>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text:soft-page-break/>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4638in" fo:margin-right="0in" fo:text-indent="0in"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083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882in" fo:margin-left="0in" fo:margin-right="0.0008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02in" svg:y1="-0.0315in" svg:x2="6.9106in" svg:y2="-0.0453in"><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06T14:30:55</dc:date>
    <dc:creator>phuoc </dc:creator>
    <meta:editing-duration>PT4H20M3S</meta:editing-duration>
    <meta:editing-cycles>182</meta:editing-cycles>
    <meta:generator>LibreOffice/3.5$Linux_x86 LibreOffice_project/350m1$Build-2</meta:generator>
    <meta:document-statistic meta:table-count="1" meta:image-count="0" meta:object-count="0" meta:page-count="3" meta:paragraph-count="88" meta:word-count="677" meta:character-count="4802" meta:non-whitespace-character-count="4006"/>
  </office:meta>
</office:document-meta>
</file>